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2.722cm" table:align="left"/>
    </style:style>
    <style:style style:name="Tabela1.A" style:family="table-column">
      <style:table-column-properties style:column-width="2.722cm"/>
    </style:style>
    <style:style style:name="Tabela1.A1" style:family="table-cell">
      <style:table-cell-properties style:vertical-align="middle" fo:padding="0.049cm" fo:border="none"/>
    </style:style>
    <style:style style:name="Tabela2" style:family="table">
      <style:table-properties style:width="9.393cm" table:align="left"/>
    </style:style>
    <style:style style:name="Tabela2.A" style:family="table-column">
      <style:table-column-properties style:column-width="9.393cm"/>
    </style:style>
    <style:style style:name="Tabela2.A1" style:family="table-cell">
      <style:table-cell-properties style:vertical-align="middle" fo:padding="0.049cm" fo:border="none"/>
    </style:style>
    <style:style style:name="P1" style:family="paragraph" style:parent-style-name="Standard">
      <style:paragraph-properties fo:margin-top="0cm" fo:margin-bottom="0cm" loext:contextual-spacing="false"/>
      <style:text-properties fo:font-size="2pt" style:font-size-asian="2pt" style:font-size-complex="2pt"/>
    </style:style>
    <style:style style:name="P2" style:family="paragraph" style:parent-style-name="Preformatted_20_Text">
      <style:paragraph-properties fo:margin-top="0cm" fo:margin-bottom="0.499cm" loext:contextual-spacing="false"/>
    </style:style>
    <style:style style:name="P3" style:family="paragraph" style:parent-style-name="Standard">
      <style:text-properties officeooo:rsid="000d24f3" officeooo:paragraph-rsid="000d24f3"/>
    </style:style>
    <style:style style:name="P4" style:family="paragraph" style:parent-style-name="Standard">
      <style:text-properties fo:font-weight="bold" officeooo:rsid="000d24f3" officeooo:paragraph-rsid="000d24f3" style:font-weight-asian="bold" style:font-weight-complex="bold"/>
    </style:style>
    <style:style style:name="P5" style:family="paragraph" style:parent-style-name="Table_20_Contents" style:list-style-name="L1"/>
    <style:style style:name="P6" style:family="paragraph" style:parent-style-name="Table_20_Contents" style:list-style-name="L1">
      <style:paragraph-properties fo:margin-top="0cm" fo:margin-bottom="0.499cm" loext:contextual-spacing="false"/>
    </style:style>
    <style:style style:name="T1" style:family="text">
      <style:text-properties fo:font-weight="bol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firstHeading"/>Installation Guide</text:h>
      <text:section text:style-name="Sect1" text:name="bodyContent">
        <text:p text:style-name="Text_20_body"/>
        <text:section text:style-name="Sect1" text:name="contentSub">
          <text:p text:style-name="Text_20_body"/>
        </text:section>
        <text:section text:style-name="Sect1" text:name="jump-to-nav">
          <text:p text:style-name="Text_20_body">Jump to: <text:a xlink:type="simple" xlink:href="https://wiki.zentyal.org/wiki/Installation_Guide#mw-head" text:style-name="Internet_20_link" text:visited-style-name="Visited_20_Internet_20_Link">navigation</text:a>, <text:a xlink:type="simple" xlink:href="https://wiki.zentyal.org/wiki/Installation_Guide#p-search" text:style-name="Internet_20_link" text:visited-style-name="Visited_20_Internet_20_Link">search</text:a> </text:p>
        </text:section>
        <text:section text:style-name="Sect2" text:name="mw-content-text">
          <text:p text:style-name="P1"><text:bookmark text:name="toc"/></text:p>
          <table:table table:name="Tabela1" table:style-name="Tabela1">
            <table:table-column table:style-name="Tabela1.A"/>
            <table:table-row>
              <table:table-cell table:style-name="Tabela1.A1" office:value-type="string">
                <text:section text:style-name="Sect1" text:name="toctitle">
                  <text:h text:style-name="Heading_20_2" text:outline-level="2">Contents</text:h>
                </text:section>
              </table:table-cell>
            </table:table-row>
          </table:table>
        </text:section>
      </text:section>
      <text:p text:style-name="P1"><text:bookmark text:name="toc1"/></text:p>
      <table:table table:name="Tabela2" table:style-name="Tabela2">
        <table:table-column table:style-name="Tabela2.A"/>
        <table:table-row>
          <table:table-cell table:style-name="Tabela2.A1" office:value-type="string">
            <text:list xml:id="list666558175" text:style-name="L1">
              <text:list-item>
                <text:p text:style-name="P5"><text:a xlink:type="simple" xlink:href="https://wiki.zentyal.org/wiki/Installation_Guide#Installation_Guide" text:style-name="Internet_20_link" text:visited-style-name="Visited_20_Internet_20_Link">1 Installation Guide</text:a> </text:p>
                <text:list>
                  <text:list-item>
                    <text:p text:style-name="P5"><text:a xlink:type="simple" xlink:href="https://wiki.zentyal.org/wiki/Installation_Guide#Zentyal_Installer_ISO" text:style-name="Internet_20_link" text:visited-style-name="Visited_20_Internet_20_Link">1.1 Zentyal Installer ISO</text:a> </text:p>
                  </text:list-item>
                  <text:list-item>
                    <text:p text:style-name="P5"><text:a xlink:type="simple" xlink:href="https://wiki.zentyal.org/wiki/Installation_Guide#Zentyal_Installer_script" text:style-name="Internet_20_link" text:visited-style-name="Visited_20_Internet_20_Link">1.2 Zentyal Installer script</text:a> </text:p>
                  </text:list-item>
                  <text:list-item>
                    <text:p text:style-name="P5"><text:a xlink:type="simple" xlink:href="https://wiki.zentyal.org/wiki/Installation_Guide#Zentyal_6.0_packages" text:style-name="Internet_20_link" text:visited-style-name="Visited_20_Internet_20_Link">1.3 Zentyal 6.0 packages</text:a> </text:p>
                    <text:list>
                      <text:list-item>
                        <text:p text:style-name="P5"><text:a xlink:type="simple" xlink:href="https://wiki.zentyal.org/wiki/Installation_Guide#Installing_packages" text:style-name="Internet_20_link" text:visited-style-name="Visited_20_Internet_20_Link">1.3.1 Installing packages</text:a> </text:p>
                      </text:list-item>
                    </text:list>
                  </text:list-item>
                  <text:list-item>
                    <text:p text:style-name="P6"><text:a xlink:type="simple" xlink:href="https://wiki.zentyal.org/wiki/Installation_Guide#Previous_Releases_Installer_Images" text:style-name="Internet_20_link" text:visited-style-name="Visited_20_Internet_20_Link">1.4 Previous Releases Installer Images</text:a> </text:p>
                  </text:list-item>
                </text:list>
              </text:list-item>
            </text:list>
          </table:table-cell>
        </table:table-row>
      </table:table>
      <text:h text:style-name="Heading_20_2" text:outline-level="2"><text:bookmark text:name="Installation_Guide"/>Installation Guide </text:h>
      <text:h text:style-name="Heading_20_3" text:outline-level="3"><text:bookmark text:name="Zentyal_Installer_ISO"/>Zentyal Installer ISO </text:h>
      <text:p text:style-name="Text_20_body">The preferred way to install Zentyal on a new machine from scratch is using our tailored CD installer. This CD contains Zentyal and all its dependencies. The 6.0 version is based on Ubuntu Server 18.04 64bit and is available at: </text:p>
      <text:p text:style-name="P2">- <text:a xlink:type="simple" xlink:href="http://www.zentyal.org/server/" text:style-name="Internet_20_link" text:visited-style-name="Visited_20_Internet_20_Link">http://www.zentyal.org/server/</text:a></text:p>
      <text:p text:style-name="Text_20_body"><text:span text:style-name="T1">Note</text:span>: If you want to define the partition layout manually or you need to specify a proxy to get Internet access, make sure you install using the "expert mode". </text:p>
      <text:p text:style-name="Text_20_body">Once the installation process is done, you can access the web interface using a web browser (usually from another machine in the same network): </text:p>
      <text:p text:style-name="P2">https://&lt;zentyal-ip-address&gt;:8443/</text:p>
      <text:p text:style-name="Text_20_body">To log in, a user name and password is asked, this data is asked during the first stage of the installation. But any other user belonging to the "sudo" group could be used to log in as well. </text:p>
      <text:p text:style-name="Text_20_body"><text:span text:style-name="T1">Note</text:span>: The installers are generated from time to time, so maybe some packages contained on them are outdated. If you have Internet connection during the installation, the latest version of the packages will be installed from our repositories. </text:p>
      <text:p text:style-name="Text_20_body">For a complete step-by-step installation guide, please refer to <text:a xlink:type="simple" xlink:href="http://doc.zentyal.org/" text:style-name="Internet_20_link" text:visited-style-name="Visited_20_Internet_20_Link">http://doc.zentyal.org</text:a> </text:p>
      <text:h text:style-name="Heading_20_3" text:outline-level="3"><text:bookmark text:name="Zentyal_Installer_script"/>Zentyal Installer script </text:h>
      <text:p text:style-name="Text_20_body">If you already have a server with Ubuntu 18.04, to install Zentyal automagically you just need to run the following command and follow the instructions: </text:p>
      <text:p text:style-name="P2">curl -s download.zentyal.com/install | sudo sh</text:p>
      <text:p text:style-name="Text_20_body">Or alternatively, if you prefer to do a manual installation, just skip to next section. </text:p>
      <text:h text:style-name="Heading_20_3" text:outline-level="3"><text:bookmark text:name="Zentyal_6.0_packages"/><text:soft-page-break/>Zentyal 6.0 packages </text:h>
      <text:p text:style-name="Text_20_body">You can also install Zentyal as a "package set" to an already installed version of Ubuntu. This was developed and tested with Ubuntu version 18.04. </text:p>
      <text:p text:style-name="Text_20_body">For <text:span text:style-name="T1">Ubuntu 18.04 (Bionic)</text:span>. You should install the <text:span text:style-name="T1">server edition</text:span> of Ubuntu for <text:span text:style-name="T1">64-bit</text:span> architectures. </text:p>
      <text:p text:style-name="Text_20_body">Add to your /etc/apt/sources.list: </text:p>
      <text:p text:style-name="P2">deb http://archive.zentyal.org/zentyal 6.0 main</text:p>
      <text:p text:style-name="Text_20_body">In order to authenticate the packages in the Zentyal repository you can import its public key with the following command: </text:p>
      <text:p text:style-name="P2">wget -q http://keys.zentyal.org/zentyal-6.0-archive.asc -O- | sudo apt-key add -</text:p>
      <text:p text:style-name="Text_20_body">Read the <text:a xlink:type="simple" xlink:href="https://wiki.zentyal.org/wiki/Zentyal_6.0_Announcement" text:style-name="Internet_20_link" text:visited-style-name="Visited_20_Internet_20_Link">Zentyal_6.0_Announcement</text:a> for more info. </text:p>
      <text:h text:style-name="Heading_20_4" text:outline-level="4"><text:bookmark text:name="Installing_packages"/>Installing packages </text:h>
      <text:p text:style-name="Text_20_body">Zentyal has a modular design that allows you to install or remove modules depending on your needs. </text:p>
      <text:p text:style-name="Text_20_body">After editing your sources.list, make sure that your package database is up to date by running the following command: </text:p>
      <text:p text:style-name="P2">sudo apt-get update</text:p>
      <text:p text:style-name="Text_20_body">After that, you just need to run: </text:p>
      <text:p text:style-name="P2">sudo apt-get install zentyal</text:p>
      <text:p text:style-name="Text_20_body">And then point your browser to the Zentyal IP address and follow the instructions on screen: </text:p>
      <text:p text:style-name="P2">https://&lt;zentyal-ip-address&gt;/</text:p>
      <text:p text:style-name="Text_20_body">If you want to install the full graphical environment you can install zenbuntu-desktop instead of just zentyal: </text:p>
      <text:p text:style-name="P2">sudo apt-get install zenbuntu-desktop</text:p>
      <text:p text:style-name="Text_20_body">After installing zenbuntu-desktop your Ubuntu will be in almost the same state as if you were used the the official Zentyal Installer, you just need to <text:span text:style-name="T1">reboot</text:span> your server (simulating the finish of the first stage of the installation) and on the next boot the Zentyal core packages will be installed and you will be able to continue the installation from the desktop environment. </text:p>
      <text:p text:style-name="Text_20_body">You can also use the command line to install the packages. </text:p>
      <text:p text:style-name="Text_20_body">Example: </text:p>
      <text:p text:style-name="P2">sudo apt-get install zentyal-mail</text:p>
      <text:p text:style-name="Text_20_body">You can also install all the Zentyal packages: </text:p>
      <text:p text:style-name="P2">sudo apt-get install zentyal-all</text:p>
      <text:h text:style-name="Heading_20_3" text:outline-level="3"><text:bookmark text:name="Previous_Releases_Installer_Images"/><text:soft-page-break/>Previous Releases Installer Images </text:h>
      <text:p text:style-name="P2">- <text:a xlink:type="simple" xlink:href="http://download.zentyal.com/" text:style-name="Internet_20_link" text:visited-style-name="Visited_20_Internet_20_Link">All files (current and previous releases)</text:a>.</text:p>
      <text:p text:style-name="Standard"/>
      <text:p text:style-name="P4">Documentação</text:p>
      <text:p text:style-name="P3"/>
      <text:p text:style-name="P3"><text:a xlink:type="simple" xlink:href="https://wiki.zentyal.org/wiki/Zentyal_Wiki" text:style-name="Internet_20_link" text:visited-style-name="Visited_20_Internet_20_Link">https://wiki.zentyal.org/wiki/Zentyal_Wiki</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08:03.352394139</meta:creation-date>
    <dc:date>2018-11-16T10:08:45.930495950</dc:date>
    <meta:editing-duration>PT25S</meta:editing-duration>
    <meta:editing-cycles>2</meta:editing-cycles>
    <meta:generator>LibreOffice/6.0.6.2$Linux_X86_64 LibreOffice_project/00m0$Build-2</meta:generator>
    <meta:document-statistic meta:table-count="2" meta:image-count="0" meta:object-count="0" meta:page-count="3" meta:paragraph-count="51" meta:word-count="553" meta:character-count="3583" meta:non-whitespace-character-count="3051"/>
  </office:meta>
</office:document-meta>
</file>